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</style:style>
    <style:style style:name="P3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008000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marker-end="Squar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Squar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ildbotV2:</text:p>
      <text:p text:style-name="Standard">Date : 2010/04/29</text:p>
      <text:p text:style-name="P2"><text:span text:style-name="T3">Goal</text:span>:</text:p>
      <text:p text:style-name="Standard">-&gt; Store log of each test steps into database or openerp server </text:p>
      <text:p text:style-name="Standard">-&gt; Display good statstical reports into integration site</text:p>
      <text:p text:style-name="Standard">-&gt; take commit branches, test branch from database or openerp server</text:p>
      <text:p text:style-name="Standard"/>
      <text:p text:style-name="P3">Framework of OpenERP-Buildbot V2</text:p>
      <text:list xml:id="list821287792" text:style-name="L1">
        <text:list-item>
          <text:p text:style-name="P4">On Start Buildbot Server , Take group branches of openerp-server and openerp-addons projects from OpenERP Server which are not testing branch</text:p>
        </text:list-item>
        <text:list-item>
          <text:p text:style-name="P4">Configure buildfactory, buildlers and Scheduler, changesource with bzrpooler for each group branches to check commit every 1 hours</text:p>
        </text:list-item>
        <text:list-item>
          <text:p text:style-name="P4">Test Steps :</text:p>
          <text:list>
            <text:list-item>
              <text:list>
                <text:list-item>
                  <text:p text:style-name="P4">get source of server project from test server branch and put into builder directory which is a separate directory of each group <text:s/>branch using bzr pull command.</text:p>
                </text:list-item>
                <text:list-item>
                  <text:p text:style-name="P4">get source of addons project from test addons branch and put into builder directory</text:p>
                </text:list-item>
                <text:list-item>
                  <text:p text:style-name="P4">get source of group branch still commit Revison no and merge into server/addons branch : if branch is addons project, merge into test addons branch. If barnch is server project, merge that branch into test server branch</text:p>
                </text:list-item>
                <text:list-item>
                  <text:p text:style-name="P4">create db on test server with taken test addons</text:p>
                </text:list-item>
                <text:list-item>
                  <text:p text:style-name="P4">install all modules on test server with yaml test cases</text:p>
                </text:list-item>
                <text:list-item>
                  <text:p text:style-name="P4">install translation on test server</text:p>
                </text:list-item>
                <text:list-item>
                  <text:p text:style-name="P4">check quality on test server</text:p>
                </text:list-item>
                <text:list-item>
                  <text:p text:style-name="P4">drop db</text:p>
                </text:list-item>
              </text:list>
            </text:list-item>
          </text:list>
        </text:list-item>
        <text:list-item>
          <text:p text:style-name="P4">Configure buildfactory, buildlers and Scheduler, <text:s/>changesource with bzrpooler for test server/addons branch to commit changes of trunk-server/addons into test server/addons every end of day</text:p>
        </text:list-item>
        <text:list-item>
          <text:p text:style-name="P4">End of <text:s/>steps, store test with logdetail of each steps into database in buildbot.test and buildbot.test.steps.</text:p>
        </text:list-item>
      </text:list>
      <text:p text:style-name="Standard"><draw:rect text:anchor-type="paragraph" draw:z-index="0" draw:style-name="gr1" draw:text-style-name="P5" svg:width="4.155cm" svg:height="2.223cm" svg:x="1.275cm" svg:y="0.055cm"><text:p text:style-name="P5">OpenERP Server</text:p></draw:rect></text:p>
      <text:p text:style-name="Standard"/>
      <text:p text:style-name="Standard"/>
      <text:p text:style-name="Standard"><draw:line text:anchor-type="paragraph" draw:z-index="8" draw:style-name="gr4" draw:text-style-name="P5" svg:x1="11.882cm" svg:y1="2.448cm" svg:x2="14.02cm" svg:y2="5.149cm"><text:p text:style-name="P5">Commit</text:p><text:p text:style-name="P5"/></draw:line><draw:rect text:anchor-type="paragraph" draw:z-index="5" draw:style-name="gr1" draw:text-style-name="P5" svg:width="4.763cm" svg:height="1.773cm" svg:x="9.947cm" svg:y="0.676cm"><text:p text:style-name="P5">Committer</text:p></draw:rect><draw:rect text:anchor-type="paragraph" draw:z-index="3" draw:style-name="gr1" draw:text-style-name="P5" svg:width="4.419cm" svg:height="1.742cm" svg:x="12.01cm" svg:y="5.149cm"><text:p text:style-name="P5">groupbranch</text:p></draw:rect></text:p>
      <text:p text:style-name="Standard"><draw:line text:anchor-type="paragraph" draw:z-index="6" draw:style-name="gr2" draw:text-style-name="P5" svg:x1="1.607cm" svg:y1="3.784cm" svg:x2="1.872cm" svg:y2="0.33cm"><text:p text:style-name="P5">LP Barnches</text:p><text:p text:style-name="P5"/></draw:line><draw:line text:anchor-type="paragraph" draw:z-index="11" draw:style-name="gr4" draw:text-style-name="P5" svg:x1="3.856cm" svg:y1="3.773cm" svg:x2="4.759cm" svg:y2="0.33cm"><text:p text:style-name="P5">Log details of steps</text:p><text:p text:style-name="P5">with result </text:p><text:p text:style-name="P5">End of each test</text:p><text:p text:style-name="P5"/></draw:line></text:p>
      <text:p text:style-name="Standard"/>
      <text:p text:style-name="Standard"/>
      <text:p text:style-name="Standard"/>
      <text:p text:style-name="Standard"/>
      <text:p text:style-name="Standard"><draw:line text:anchor-type="paragraph" draw:z-index="7" draw:style-name="gr3" draw:text-style-name="P5" svg:x1="4.106cm" svg:y1="2.231cm" svg:x2="12.696cm" svg:y2="0.441cm"><text:p text:style-name="P5">Watching commit </text:p><text:p text:style-name="P5">every 1 hour</text:p></draw:line></text:p>
      <text:p text:style-name="Standard"/>
      <text:p text:style-name="Standard"><draw:rect text:anchor-type="paragraph" draw:z-index="1" draw:style-name="gr1" draw:text-style-name="P5" svg:width="3.255cm" svg:height="2.117cm" svg:x="0.852cm" svg:y="0.365cm"><text:p text:style-name="P5">Integration Server</text:p></draw:rect></text:p>
      <text:p text:style-name="Standard"/>
      <text:p text:style-name="Standard"/>
      <text:p text:style-name="Standard"><draw:line text:anchor-type="paragraph" draw:z-index="12" draw:style-name="gr6" draw:text-style-name="P5" svg:x1="4.106cm" svg:y1="0.437cm" svg:x2="9.015cm" svg:y2="3.06cm"><text:p text:style-name="P5">Commit changes</text:p><text:p text:style-name="P5"><text:s/>from trunk branch into test branch</text:p><text:p text:style-name="P5"><text:s/>every 24 hours</text:p><text:p text:style-name="P5"/></draw:line></text:p>
      <text:p text:style-name="Standard"/>
      <text:p text:style-name="Standard"><draw:line text:anchor-type="paragraph" draw:z-index="9" draw:style-name="gr2" draw:text-style-name="P5" svg:x1="2.554cm" svg:y1="0.048cm" svg:x2="2.554cm" svg:y2="1.921cm"><text:p text:style-name="P5">Take source </text:p><text:p text:style-name="P5">to Test</text:p><text:p text:style-name="P5"><text:s/></text:p><text:p text:style-name="P5"/></draw:line></text:p>
      <text:p text:style-name="Standard"/>
      <text:p text:style-name="Standard"><draw:rect text:anchor-type="paragraph" draw:z-index="4" draw:style-name="gr1" draw:text-style-name="P5" svg:width="4.419cm" svg:height="1.244cm" svg:x="12cm" svg:y="0.423cm"><text:p text:style-name="P5">Trank branch</text:p></draw:rect></text:p>
      <text:p text:style-name="Standard"><draw:rect text:anchor-type="paragraph" draw:z-index="2" draw:style-name="gr1" draw:text-style-name="P5" svg:width="4.419cm" svg:height="1.001cm" svg:x="0.801cm" svg:y="0.46cm"><text:p text:style-name="P5">Test branch</text:p></draw:rect></text:p>
      <text:p text:style-name="Standard"><draw:line text:anchor-type="paragraph" draw:z-index="10" draw:style-name="gr5" draw:text-style-name="P5" svg:x1="5.219cm" svg:y1="0.471cm" svg:x2="11.999cm" svg:y2="0.139cm"><text:p/></draw:line></text:p>
      <text:p text:style-name="Standard"/>
      <text:p text:style-name="P3"><text:soft-page-break/>Module <text:s/>in OpenERP :</text:p>
      <text:p text:style-name="Standard">Make module : buildbot </text:p>
      <text:p text:style-name="Standard"/>
      <text:p text:style-name="Standard">model : buildbot.lp.projects </text:p>
      <text:p text:style-name="Standard">fields: </text:p>
      <text:p text:style-name="Standard"><text:s text:c="6"/>- name </text:p>
      <text:p text:style-name="Standard"><text:s text:c="6"/>- url </text:p>
      <text:p text:style-name="Standard"/>
      <text:p text:style-name="Standard">model : buildbot.lp.groups </text:p>
      <text:p text:style-name="Standard">fields: </text:p>
      <text:p text:style-name="Standard"><text:s text:c="7"/>- name : char(64) </text:p>
      <text:p text:style-name="Standard"><text:s text:c="7"/>- sequence : int </text:p>
      <text:p text:style-name="Standard"><text:s text:c="7"/>- url : char(128) </text:p>
      <text:p text:style-name="Standard"/>
      <text:p text:style-name="Standard"/>
      <text:p text:style-name="Standard">model : buildbot.lp.users </text:p>
      <text:p text:style-name="Standard">fields : </text:p>
      <text:p text:style-name="Standard"><text:s text:c="7"/>- name : char(64) </text:p>
      <text:p text:style-name="Standard"><text:s text:c="7"/>- url : char(128) </text:p>
      <text:p text:style-name="Standard"><text:s text:c="7"/>- user_id : many2one (res.users) </text:p>
      <text:p text:style-name="Standard"><text:s text:c="7"/>- lp_group_ids : many2many(buildbot.lp.groups) </text:p>
      <text:p text:style-name="Standard"/>
      <text:p text:style-name="Standard">model : buildbot.lp.branches </text:p>
      <text:p text:style-name="Standard">fields : </text:p>
      <text:p text:style-name="Standard"><text:s text:c="8"/>- name : char(64) </text:p>
      <text:p text:style-name="Standard"><text:s text:c="8"/>- lp_project_id : many2one(buildbot.lp.projects) </text:p>
      <text:p text:style-name="Standard"><text:s text:c="8"/>- lp_group_id : many2one(buildbot.lp.groups) </text:p>
      <text:p text:style-name="Standard"><text:s text:c="8"/>- lp_user_id : many2one(buildbot.lp.users) </text:p>
      <text:p text:style-name="Standard"><text:s text:c="8"/>- url : char(128) </text:p>
      <text:p text:style-name="Standard"><text:s text:c="8"/>- is_test_branch: boolean</text:p>
      <text:p text:style-name="Standard"><text:s text:c="8"/>- is_root_branch: boolean</text:p>
      <text:p text:style-name="Standard"><text:s text:c="8"/>- lastest_rev_id : char(128) </text:p>
      <text:p text:style-name="Standard"><text:s text:c="8"/>- lastest_rev_no : int </text:p>
      <text:p text:style-name="Standard"/>
      <text:p text:style-name="Standard"/>
      <text:p text:style-name="Standard">model: buildbot.test.environment </text:p>
      <text:p text:style-name="Standard"><text:s text:c="8"/>- name : char(64) </text:p>
      <text:p text:style-name="Standard"><text:s text:c="8"/>- version : char(64) </text:p>
      <text:p text:style-name="Standard"><text:s text:c="8"/>- revision_id : char(64) </text:p>
      <text:p text:style-name="Standard"><text:s text:c="8"/>- note: text </text:p>
      <text:p text:style-name="Standard"/>
      <text:p text:style-name="Standard"/>
      <text:p text:style-name="Standard"/>
      <text:p text:style-name="Standard"><text:s text:c="8"/></text:p>
      <text:p text:style-name="Standard"/>
      <text:p text:style-name="Standard">model: buildbot.test </text:p>
      <text:p text:style-name="Standard">fields : </text:p>
      <text:p text:style-name="Standard"><text:s text:c="8"/>- name: char(64) </text:p>
      <text:p text:style-name="Standard"><text:s text:c="8"/>- create_date : datetime </text:p>
      <text:p text:style-name="Standard"><text:s text:c="8"/>- tested_branch: many2one(buildbot.lp.branches ) <text:s text:c="14"/></text:p>
      <text:p text:style-name="Standard"><text:s text:c="8"/>- commiter_id : many2one(buildbot.lp.users) <text:s text:c="7"/></text:p>
      <text:p text:style-name="Standard"><text:s text:c="8"/>- commit_date : datetime </text:p>
      <text:p text:style-name="Standard"><text:soft-page-break/><text:s text:c="8"/>- commit_comment : text </text:p>
      <text:p text:style-name="Standard"><text:s text:c="8"/>- commit_rev_id : char(128) </text:p>
      <text:p text:style-name="Standard"><text:s text:c="8"/>- commit_rev_no: int </text:p>
      <text:p text:style-name="Standard"><text:s text:c="8"/>- new_files: text </text:p>
      <text:p text:style-name="Standard"><text:s text:c="8"/>- update_files: text </text:p>
      <text:p text:style-name="Standard"><text:s text:c="8"/>- remove_files: text </text:p>
      <text:p text:style-name="Standard"><text:s text:c="8"/>- rename_files: text </text:p>
      <text:p text:style-name="Standard"><text:s text:c="8"/>- environment_ids : many2many(buildbot.test.environment) </text:p>
      <text:p text:style-name="Standard"><text:s text:c="8"/>- state : fail/pass <text:s text:c="3"/></text:p>
      <text:p text:style-name="Standard"/>
      <text:p text:style-name="Standard">model : buildbot.test.steps </text:p>
      <text:p text:style-name="Standard">fields: </text:p>
      <text:p text:style-name="Standard"/>
      <text:p text:style-name="Standard"><text:s text:c="8"/>- name: char(64), Name of step <text:s text:c="7"/></text:p>
      <text:p text:style-name="Standard"><text:s text:c="8"/>- test_id: many2one(buildbot.test) </text:p>
      <text:p text:style-name="Standard"><text:s text:c="8"/>- warning_log: text </text:p>
      <text:p text:style-name="Standard"><text:s text:c="8"/>- error_log : text </text:p>
      <text:p text:style-name="Standard"><text:s text:c="8"/>- critical_log: text </text:p>
      <text:p text:style-name="Standard"><text:s text:c="8"/>- info_log : text </text:p>
      <text:p text:style-name="Standard"><text:s text:c="8"/>- traceback_detail: text </text:p>
      <text:p text:style-name="Standard"><text:s text:c="8"/>- state: fail/pass</text:p>
      <text:p text:style-name="Standard"/>
      <text:p text:style-name="Standard"/>
      <text:p text:style-name="P3">Report in Integration Server :</text:p>
      <text:p text:style-name="Standard"/>
      <text:p text:style-name="P1">0)</text:p>
      <text:p text:style-name="Standard">Groupbranch : _______________</text:p>
      <text:p text:style-name="Standard"><text:tab/><text:tab/>success ratio(total pass test/total commit) <text:s text:c="5"/>failure ratio(total fail test/total commit)</text:p>
      <text:p text:style-name="Standard">HMO </text:p>
      <text:p text:style-name="Standard">RPA</text:p>
      <text:p text:style-name="Standard"/>
      <text:p text:style-name="Standard"/>
      <text:p text:style-name="P1">1)</text:p>
      <text:p text:style-name="Standard"/>
      <text:p text:style-name="Standard">Revison no: _______</text:p>
      <text:p text:style-name="Standard">Groupbranch: ______</text:p>
      <text:p text:style-name="Standard"/>
      <text:p text:style-name="Standard">groupbranch :<text:tab/><text:tab/>R-3<text:tab/>R-2<text:tab/>R-1<text:tab/>R<text:tab/>R+1<text:tab/>R+2<text:tab/>R+3</text:p>
      <text:p text:style-name="Standard"/>
      <text:p text:style-name="P1">openerp-dev<text:tab/><text:tab/><text:span text:style-name="T2">P</text:span><text:tab/><text:span text:style-name="T2">P</text:span><text:tab/><text:span text:style-name="T1">F</text:span><text:tab/><text:span text:style-name="T2">P</text:span><text:tab/><text:span text:style-name="T1">F</text:span><text:tab/><text:span text:style-name="T1">F</text:span><text:tab/><text:span text:style-name="T2">P</text:span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9T14:36:42</meta:creation-date>
    <meta:generator>OpenOffice.org/3.0$Unix OpenOffice.org_project/300m15$Build-9379</meta:generator>
    <dc:date>2010-05-06T15:14:18</dc:date>
    <meta:editing-duration>PT02H16M35S</meta:editing-duration>
    <meta:editing-cycles>29</meta:editing-cycles>
    <meta:document-statistic meta:table-count="0" meta:image-count="0" meta:object-count="0" meta:page-count="3" meta:paragraph-count="92" meta:word-count="485" meta:character-count="3528"/>
    <meta:user-defined meta:name="Info 1"/>
    <meta:user-defined meta:name="Info 2"/>
    <meta:user-defined meta:name="Info 3"/>
    <meta:user-defined meta:name="Info 4"/>
  </office:meta>
</office:document-meta>
</file>